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</office:automatic-styles>
  <office:body>
    <office:text>
      <text:h text:style-name="Heading_20_1" text:outline-level="1">Electronic Typesetting</text:h>
      <text:h text:style-name="Heading_20_2" text:outline-level="2">Pre-GUI options</text:h>
      <text:h text:style-name="Heading_20_3" text:outline-level="3">Word Processors</text:h>
      <text:p text:style-name="Text_20_body">NBI - Nothing But Initials</text:p>
      <text:p text:style-name="Text_20_body">One person in charge of knowing a word processing system would type manuscripts for teams or even entire departments.</text:p>
      <text:h text:style-name="Heading_20_3" text:outline-level="3">Edix-Wordix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>
      <style:footer>
        <text:p text:style-name="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/>
    <dc:title/>
    <dc:subject/>
    <meta:creation-date/>
    <dc:date/>
    <meta:editing-cycles/>
    <meta:editing-duration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0" meta:word-count="0" meta:character-count="0"/>
  </office:meta>
</office:document-meta>
</file>